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Второстепенный — 2/1/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второстепенному документу 2 - 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втор: {{ author }}</text:p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7T17:23:51</dc:date>
    <dc:creator>viator </dc:creator>
    <meta:editing-duration>PT00H16M35S</meta:editing-duration>
    <meta:editing-cycles>8</meta:editing-cycles>
    <meta:generator>OpenOffice.org/3.2$Linux OpenOffice.org_project/320m12$Build-9483</meta:generator>
    <meta:document-statistic meta:table-count="1" meta:image-count="0" meta:object-count="0" meta:page-count="1" meta:paragraph-count="8" meta:word-count="53" meta:character-count="354"/>
  </office:meta>
</office:document-meta>
</file>